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normal" officeooo:rsid="0016f81c" officeooo:paragraph-rsid="0016f81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af85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b251f" officeooo:paragraph-rsid="001ce7cd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ce7c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un Sistema de Recuperación de Información para Publicaciones Científicas del Área de Ciencias de la Computación.</text:p>
      <text:p text:style-name="P2"/>
      <text:p text:style-name="P3"/>
      <text:p text:style-name="P4"/>
      <text:p text:style-name="P5">Introducción.</text:p>
      <text:p text:style-name="P5">Antecedentes.</text:p>
      <text:p text:style-name="P8">Sistemas de Recuperación de Información.</text:p>
      <text:p text:style-name="P8">SRI para documentos científicos del área de ciencias de la computación.</text:p>
      <text:p text:style-name="P7">Expansión de consultas en un SRI y ontologías.</text:p>
      <text:p text:style-name="P5">Materiales y Métodos.</text:p>
      <text:p text:style-name="P5">Experimentación.</text:p>
      <text:p text:style-name="P5">Concl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20T18:59:38.867565367</meta:creation-date>
    <dc:date>2014-08-24T17:15:25.285598059</dc:date>
    <dc:creator>Emanuel GP</dc:creator>
    <meta:editing-duration>PT17M48S</meta:editing-duration>
    <meta:editing-cycles>7</meta:editing-cycles>
    <meta:generator>LibreOffice/4.2.4.2$Linux_x86 LibreOffice_project/420m0$Build-2</meta:generator>
    <meta:document-statistic meta:table-count="0" meta:image-count="0" meta:object-count="0" meta:page-count="1" meta:paragraph-count="9" meta:word-count="49" meta:character-count="359" meta:non-whitespace-character-count="319"/>
  </office:meta>
</office:document-meta>
</file>